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d6997" officeooo:paragraph-rsid="00088e0e"/>
    </style:style>
    <style:style style:name="P4" style:family="paragraph" style:parent-style-name="Table_20_Contents">
      <style:text-properties officeooo:rsid="000d6997" officeooo:paragraph-rsid="000d6997"/>
    </style:style>
    <style:style style:name="P5" style:family="paragraph" style:parent-style-name="Table_20_Contents">
      <style:text-properties officeooo:paragraph-rsid="000edc9e"/>
    </style:style>
    <style:style style:name="P6" style:family="paragraph" style:parent-style-name="Table_20_Contents">
      <style:text-properties officeooo:rsid="00114386" officeooo:paragraph-rsid="00114386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117e9e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text-properties officeooo:rsid="000d6997" officeooo:paragraph-rsid="0011eb09"/>
    </style:style>
    <style:style style:name="P11" style:family="paragraph" style:parent-style-name="Table_20_Contents">
      <style:text-properties officeooo:rsid="00251d27" officeooo:paragraph-rsid="000dd021"/>
    </style:style>
    <style:style style:name="P12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0d6997"/>
    </style:style>
    <style:style style:name="T2" style:family="text">
      <style:text-properties officeooo:rsid="000eff92"/>
    </style:style>
    <style:style style:name="T3" style:family="text">
      <style:text-properties officeooo:rsid="0009e3e3"/>
    </style:style>
    <style:style style:name="T4" style:family="text">
      <style:text-properties officeooo:rsid="00093f40"/>
    </style:style>
    <style:style style:name="T5" style:family="text">
      <style:text-properties fo:font-weight="normal" officeooo:rsid="000edc9e" style:font-weight-asian="normal" style:font-weight-complex="normal"/>
    </style:style>
    <style:style style:name="T6" style:family="text">
      <style:text-properties fo:font-weight="normal" officeooo:rsid="000ee47a" style:font-weight-asian="normal" style:font-weight-complex="normal"/>
    </style:style>
    <style:style style:name="T7" style:family="text">
      <style:text-properties officeooo:rsid="000ee47a"/>
    </style:style>
    <style:style style:name="T8" style:family="text">
      <style:text-properties fo:font-weight="bold" officeooo:rsid="000ee47a" style:font-weight-asian="bold" style:font-weight-complex="bold"/>
    </style:style>
    <style:style style:name="T9" style:family="text">
      <style:text-properties officeooo:rsid="00114386"/>
    </style:style>
    <style:style style:name="T10" style:family="text">
      <style:text-properties officeooo:rsid="0011eb09"/>
    </style:style>
    <style:style style:name="T11" style:family="text">
      <style:text-properties officeooo:rsid="000dd02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9">Cancella</text:span> <text:span text:style-name="T1">Menu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4">L'utente accede al sistema e viene riconosciuto come </text:span><text:span text:style-name="T5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3">'utente accede alla </text:span><text:span text:style-name="T1">sezione Mensa</text:span></text:p>
            <text:p text:style-name="P3"><text:s text:c="12"/>2.Il sistema mostra <text:s/><text:span text:style-name="T7">il menu in vigore(</text:span><text:span text:style-name="T8">include Visualizza Menu</text:span><text:span text:style-name="T6">)</text:span></text:p>
            <text:p text:style-name="P4">3.L'utente seleziona la funzionalità di <text:span text:style-name="T9">cancellazione </text:span>menu</text:p>
            <text:p text:style-name="P4"><text:s text:c="12"/><text:span text:style-name="T9">4</text:span>.<text:span text:style-name="T9">Il sistema cancella il menu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Il sistema mostra un messaggio di successo dell'operazione</text:p>
            <text:p text:style-name="P2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585195" text:style-name="L1">
              <text:list-header>
                <text:p text:style-name="P12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1">L'operazione non dovrà richi<text:span text:style-name="T11">e</text:span>dere piu' di <text:span text:style-name="T10">4</text:span> secondi</text:p>
          </table:table-cell>
        </table:table-row>
      </table:table>
      <text:p text:style-name="P9"/>
      <text:p text:style-name="P7"><text:span text:style-name="T9">Cancella</text:span> <text:span text:style-name="T1">Men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6M17S</meta:editing-duration>
    <meta:editing-cycles>21</meta:editing-cycles>
    <meta:generator>LibreOffice/3.6$Windows_x86 LibreOffice_project/da8c1e6-fd468f4-454e206-f42a4a9-143cfd</meta:generator>
    <dc:date>2012-10-22T21:45:31.83</dc:date>
    <meta:document-statistic meta:table-count="1" meta:image-count="0" meta:object-count="0" meta:page-count="1" meta:paragraph-count="20" meta:word-count="96" meta:character-count="683" meta:non-whitespace-character-count="581"/>
  </office:meta>
</office:document-meta>
</file>